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878cm" fo:min-width="4.628cm"/>
      <style:paragraph-properties style:writing-mode="lr-tb"/>
    </style:style>
    <style:style style:name="gr3" style:family="graphic" style:parent-style-name="standard" style:list-style-name="L1">
      <style:graphic-properties draw:fill-color="#dddddd" draw:textarea-horizontal-align="justify" draw:textarea-vertical-align="middle" draw:auto-grow-height="false" fo:min-height="0.878cm" fo:min-width="4.378cm"/>
      <style:paragraph-properties style:writing-mode="lr-tb"/>
    </style:style>
    <style:style style:name="gr4" style:family="graphic" style:parent-style-name="standard" style:list-style-name="L1">
      <style:graphic-properties draw:fill-color="#dddddd" draw:textarea-horizontal-align="justify" draw:textarea-vertical-align="middle" draw:auto-grow-height="false" fo:min-height="0.878cm" fo:min-width="4.378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812cm" fo:min-width="4.098cm"/>
      <style:paragraph-properties style:writing-mode="lr-tb"/>
    </style:style>
    <style:style style:name="gr6" style:family="graphic" style:parent-style-name="objectwithoutfill">
      <style:graphic-properties svg:stroke-width="0.1cm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45cm" fo:min-width="0cm"/>
      <style:paragraph-properties style:writing-mode="lr-tb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8" style:family="graphic" style:parent-style-name="standard" style:list-style-name="L1">
      <style:graphic-properties draw:fill-color="#dddddd" draw:textarea-horizontal-align="justify" draw:textarea-vertical-align="middle" draw:auto-grow-height="false" fo:min-height="0.878cm" fo:min-width="4.378cm"/>
      <style:paragraph-properties style:writing-mode="lr-tb"/>
    </style:style>
    <style:style style:name="gr19" style:family="graphic" style:parent-style-name="standard" style:list-style-name="L1">
      <style:graphic-properties draw:fill-color="#dddddd" draw:textarea-horizontal-align="justify" draw:textarea-vertical-align="middle" draw:auto-grow-height="false" fo:min-height="0.878cm" fo:min-width="4.378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95cm" fo:min-width="0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95cm" fo:min-width="0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dddddd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81d41a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3pt" style:font-size-asian="13pt" style:font-size-complex="13pt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-8% 58%" fo:font-style="normal" style:font-style-asian="normal" style:font-style-complex="normal"/>
    </style:style>
    <style:style style:name="T2" style:family="text">
      <style:text-properties style:text-position="-8% 58%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language="en" fo:country="US" style:font-size-asian="13pt" style:font-size-complex="13pt"/>
    </style:style>
    <style:style style:name="T6" style:family="text">
      <style:text-properties style:text-position="-8% 58%" fo:font-size="13pt" style:font-size-asian="13pt" style:font-size-complex="13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PingFang SC" style:font-size-asian="13pt" style:font-style-asian="normal" style:font-weight-asian="normal" style:font-name-complex="Arial Unicode MS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3pt" fo:font-style="normal" fo:text-shadow="none" style:text-underline-style="none" fo:font-weight="normal" style:letter-kerning="true" style:font-name-asian="PingFang SC" style:font-size-asian="13pt" style:font-style-asian="normal" style:font-weight-asian="normal" style:font-name-complex="Arial Unicode MS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249cm" svg:x1="3.894cm" svg:y1="8.4cm" svg:x2="9.625cm" svg:y2="7.4cm" draw:end-shape="id1" draw:end-glue-point="2" svg:d="M3894 8400h5731v-1000" svg:viewBox="0 0 5732 1001">
          <text:p/>
        </draw:connector>
        <draw:custom-shape draw:style-name="gr2" draw:text-style-name="P3" xml:id="id1" draw:id="id1" draw:layer="layout" svg:width="5.25cm" svg:height="1.25cm" svg:x="7cm" svg:y="6.15cm">
          <text:p text:style-name="P2">Agent 1 E<text:span text:style-name="T1">1</text:span>(t,s<text:span text:style-name="T2">1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2" draw:id="id2" draw:layer="layout" svg:width="5cm" svg:height="1.25cm" svg:x="9.25cm" svg:y="9.4cm">
          <text:p text:style-name="P4"><text:span text:style-name="T3">Agent 2 </text:span>E<text:span text:style-name="T1">2</text:span>(t,s<text:span text:style-name="T2">2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5cm" svg:height="1.25cm" svg:x="27.5cm" svg:y="6.15cm">
          <text:p text:style-name="P4"><text:span text:style-name="T3">Agent 3 </text:span>E<text:span text:style-name="T1">3</text:span>(t,s<text:span text:style-name="T2">3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3" draw:id="id3" draw:layer="layout" svg:width="6.5cm" svg:height="1.5cm" svg:x="20.7cm" svg:y="9.65cm">
          <text:p text:style-name="P2"><text:span text:style-name="T3">Farmers e(t,</text:span>s<text:span text:style-name="T2">0</text:span>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9.625cm" svg:y1="7.4cm" svg:x2="11.75cm" svg:y2="9.4cm" draw:start-shape="id1" draw:start-glue-point="2" draw:end-shape="id2" svg:d="M9625 7400v1001h2125v999" svg:viewBox="0 0 2126 2001">
          <text:p/>
        </draw:connector>
        <draw:connector draw:style-name="gr1" draw:text-style-name="P1" draw:layer="layout" draw:line-skew="-0.499cm" svg:x1="11.75cm" svg:y1="9.4cm" svg:x2="23.95cm" svg:y2="9.65cm" draw:start-shape="id2" draw:start-glue-point="0" draw:end-shape="id3" draw:end-glue-point="4" svg:d="M11750 9400v-1000h12200v1250" svg:viewBox="0 0 12201 1251">
          <text:p/>
        </draw:connector>
        <draw:connector draw:style-name="gr1" draw:text-style-name="P1" draw:layer="layout" draw:line-skew="-0.126cm" svg:x1="23.95cm" svg:y1="9.65cm" svg:x2="30cm" svg:y2="7.4cm" draw:start-shape="id3" draw:start-glue-point="4" draw:end-shape="id4" draw:end-glue-point="2" svg:d="M23950 9650v-1250h6050v-1000" svg:viewBox="0 0 6051 2251">
          <text:p/>
        </draw:connector>
        <draw:connector draw:style-name="gr6" draw:text-style-name="P7" draw:layer="layout" draw:line-skew="0.249cm" svg:x1="30cm" svg:y1="7.4cm" svg:x2="39.22cm" svg:y2="8.4cm" draw:start-shape="id4" draw:start-glue-point="2" svg:d="M30000 7400v1000h9220" svg:viewBox="0 0 9221 1001">
          <text:p/>
        </draw:connector>
        <draw:frame draw:style-name="gr7" draw:text-style-name="P9" draw:layer="layout" svg:width="1.023cm" svg:height="0.962cm" svg:x="9.5cm" svg:y="7.438cm">
          <draw:text-box>
            <text:p text:style-name="P8">s<text:span text:style-name="T2">1</text:span></text:p>
          </draw:text-box>
        </draw:frame>
        <draw:frame draw:style-name="gr8" draw:text-style-name="P9" draw:layer="layout" svg:width="1.023cm" svg:height="0.962cm" svg:x="11.75cm" svg:y="8.4cm">
          <draw:text-box>
            <text:p text:style-name="P8">s<text:span text:style-name="T2">2</text:span></text:p>
          </draw:text-box>
        </draw:frame>
        <draw:frame draw:style-name="gr9" draw:text-style-name="P9" draw:layer="layout" svg:width="1.023cm" svg:height="0.962cm" svg:x="9.501cm" svg:y="7.438cm">
          <draw:text-box>
            <text:p text:style-name="P8">s<text:span text:style-name="T2">1</text:span></text:p>
          </draw:text-box>
        </draw:frame>
        <draw:frame draw:style-name="gr10" draw:text-style-name="P9" draw:layer="layout" svg:width="1.023cm" svg:height="0.962cm" svg:x="29.977cm" svg:y="7.438cm">
          <draw:text-box>
            <text:p text:style-name="P8">s<text:span text:style-name="T2">3</text:span></text:p>
          </draw:text-box>
        </draw:frame>
        <draw:frame draw:style-name="gr11" draw:text-style-name="P9" draw:layer="layout" svg:width="1.023cm" svg:height="0.962cm" svg:x="3.477cm" svg:y="7.438cm">
          <draw:text-box>
            <text:p text:style-name="P8">0</text:p>
          </draw:text-box>
        </draw:frame>
        <draw:frame draw:style-name="gr12" draw:text-style-name="P9" draw:layer="layout" svg:width="1.023cm" svg:height="0.962cm" svg:x="38.25cm" svg:y="7.4cm">
          <draw:text-box>
            <text:p text:style-name="P8">S</text:p>
          </draw:text-box>
        </draw:frame>
        <draw:frame draw:style-name="gr13" draw:text-style-name="P9" draw:layer="layout" svg:width="1.023cm" svg:height="0.962cm" svg:x="23.927cm" svg:y="8.4cm">
          <draw:text-box>
            <text:p text:style-name="P8">s<text:span text:style-name="T2">0</text:span></text:p>
          </draw:text-box>
        </draw:frame>
        <draw:frame draw:style-name="gr14" draw:text-style-name="P11" draw:layer="layout" svg:width="6.25cm" svg:height="2.595cm" svg:x="15cm" svg:y="6.155cm">
          <draw:text-box>
            <text:p text:style-name="P10"><text:span text:style-name="T4">Concentration q(t,s)</text:span></text:p>
            <text:p text:style-name="P10"><text:span text:style-name="T4">Speed beta(s)</text:span></text:p>
            <text:p text:style-name="P10"><text:span text:style-name="T5">Pollutant</text:span><text:span text:style-name="T4"> elimination nu(s)</text:span></text:p>
          </draw:text-box>
        </draw:frame>
        <draw:line draw:style-name="gr15" draw:text-style-name="P7" draw:layer="layout" svg:x1="17.5cm" svg:y1="8.9cm" svg:x2="17.5cm" svg:y2="7.9cm">
          <text:p/>
        </draw:line>
        <draw:frame draw:style-name="gr16" draw:text-style-name="P9" draw:layer="layout" svg:width="1.023cm" svg:height="0.962cm" svg:x="17.377cm" svg:y="8.3cm">
          <draw:text-box>
            <text:p text:style-name="P8">s</text:p>
          </draw:text-box>
        </draw:frame>
        <draw:frame draw:style-name="gr17" draw:text-style-name="P12" draw:layer="layout" svg:width="7.5cm" svg:height="1.25cm" svg:x="16.75cm" svg:y="4.75cm">
          <draw:text-box>
            <text:p text:style-name="P1">RIVER LINE</text:p>
          </draw:text-box>
        </draw:frame>
        <draw:connector draw:style-name="gr1" draw:text-style-name="P1" draw:layer="layout" draw:line-skew="0.249cm" svg:x1="3.417cm" svg:y1="19.75cm" svg:x2="9.148cm" svg:y2="18.75cm" draw:end-shape="id5" draw:end-glue-point="2" svg:d="M3417 19750h5731v-1000" svg:viewBox="0 0 5732 1001">
          <text:p/>
        </draw:connector>
        <draw:custom-shape draw:style-name="gr2" draw:text-style-name="P3" xml:id="id5" draw:id="id5" draw:layer="layout" svg:width="5.25cm" svg:height="1.25cm" svg:x="6.523cm" svg:y="17.5cm">
          <text:p text:style-name="P2">Agent 1 E<text:span text:style-name="T1">1</text:span>(t,s<text:span text:style-name="T2">1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xml:id="id6" draw:id="id6" draw:layer="layout" svg:width="5cm" svg:height="1.25cm" svg:x="8.773cm" svg:y="20.75cm">
          <text:p text:style-name="P4"><text:span text:style-name="T3">Agent 2 </text:span>E<text:span text:style-name="T1">2</text:span>(t,s<text:span text:style-name="T2">2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xml:id="id7" draw:id="id7" draw:layer="layout" svg:width="5cm" svg:height="1.25cm" svg:x="23.423cm" svg:y="17.5cm">
          <text:p text:style-name="P4"><text:span text:style-name="T3">Agent 3 </text:span>E<text:span text:style-name="T1">3</text:span>(t,s<text:span text:style-name="T2">3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9.148cm" svg:y1="18.75cm" svg:x2="11.273cm" svg:y2="20.75cm" draw:start-shape="id5" draw:start-glue-point="2" draw:end-shape="id6" svg:d="M9148 18750v1001h2125v999" svg:viewBox="0 0 2126 2001">
          <text:p/>
        </draw:connector>
        <draw:connector draw:style-name="gr1" draw:text-style-name="P1" draw:layer="layout" svg:x1="11.273cm" svg:y1="20.75cm" svg:x2="25.923cm" svg:y2="18.75cm" draw:start-shape="id6" draw:start-glue-point="0" draw:end-shape="id7" draw:end-glue-point="2" svg:d="M11273 20750v-999h14650v-1001" svg:viewBox="0 0 14651 2001">
          <text:p/>
        </draw:connector>
        <draw:connector draw:style-name="gr6" draw:text-style-name="P7" draw:layer="layout" draw:line-skew="0.249cm" svg:x1="25.923cm" svg:y1="18.75cm" svg:x2="38.743cm" svg:y2="19.75cm" draw:start-shape="id7" draw:start-glue-point="2" svg:d="M25923 18750v1000h12820" svg:viewBox="0 0 12821 1001">
          <text:p/>
        </draw:connector>
        <draw:frame draw:style-name="gr20" draw:text-style-name="P9" draw:layer="layout" svg:width="1.023cm" svg:height="0.962cm" svg:x="9.023cm" svg:y="18.788cm">
          <draw:text-box>
            <text:p text:style-name="P8">s<text:span text:style-name="T2">1</text:span></text:p>
          </draw:text-box>
        </draw:frame>
        <draw:frame draw:style-name="gr21" draw:text-style-name="P9" draw:layer="layout" svg:width="1.023cm" svg:height="0.962cm" svg:x="11.273cm" svg:y="19.75cm">
          <draw:text-box>
            <text:p text:style-name="P8">s<text:span text:style-name="T2">2</text:span></text:p>
          </draw:text-box>
        </draw:frame>
        <draw:frame draw:style-name="gr22" draw:text-style-name="P9" draw:layer="layout" svg:width="1.023cm" svg:height="0.962cm" svg:x="9.024cm" svg:y="18.788cm">
          <draw:text-box>
            <text:p text:style-name="P8">s<text:span text:style-name="T2">1</text:span></text:p>
          </draw:text-box>
        </draw:frame>
        <draw:frame draw:style-name="gr23" draw:text-style-name="P9" draw:layer="layout" svg:width="1.023cm" svg:height="0.962cm" svg:x="25.9cm" svg:y="18.788cm">
          <draw:text-box>
            <text:p text:style-name="P8">s<text:span text:style-name="T2">3</text:span></text:p>
          </draw:text-box>
        </draw:frame>
        <draw:frame draw:style-name="gr24" draw:text-style-name="P9" draw:layer="layout" svg:width="1.023cm" svg:height="0.962cm" svg:x="3cm" svg:y="18.788cm">
          <draw:text-box>
            <text:p text:style-name="P8">0</text:p>
          </draw:text-box>
        </draw:frame>
        <draw:frame draw:style-name="gr25" draw:text-style-name="P9" draw:layer="layout" svg:width="1.023cm" svg:height="0.962cm" svg:x="37.773cm" svg:y="18.75cm">
          <draw:text-box>
            <text:p text:style-name="P8">S</text:p>
          </draw:text-box>
        </draw:frame>
        <draw:frame draw:style-name="gr26" draw:text-style-name="P11" draw:layer="layout" svg:width="6.25cm" svg:height="1.245cm" svg:x="16.5cm" svg:y="18.25cm">
          <draw:text-box>
            <text:p text:style-name="P10"><text:span text:style-name="T4">Quality control q</text:span><text:span text:style-name="T6">1</text:span><text:span text:style-name="T4">(x)&lt;K</text:span><text:span text:style-name="T6">1</text:span></text:p>
          </draw:text-box>
        </draw:frame>
        <draw:line draw:style-name="gr15" draw:text-style-name="P7" draw:layer="layout" svg:x1="19.023cm" svg:y1="20.25cm" svg:x2="19.023cm" svg:y2="19.25cm">
          <text:p/>
        </draw:line>
        <draw:frame draw:style-name="gr27" draw:text-style-name="P9" draw:layer="layout" svg:width="1.023cm" svg:height="0.962cm" svg:x="18.9cm" svg:y="19.65cm">
          <draw:text-box>
            <text:p text:style-name="P8">l<text:span text:style-name="T2">1</text:span></text:p>
          </draw:text-box>
        </draw:frame>
        <draw:frame draw:style-name="gr17" draw:text-style-name="P12" draw:layer="layout" svg:width="7.5cm" svg:height="1.25cm" svg:x="16.273cm" svg:y="16.1cm">
          <draw:text-box>
            <text:p text:style-name="P1">RIVER LINE</text:p>
          </draw:text-box>
        </draw:frame>
        <draw:frame draw:style-name="gr28" draw:text-style-name="P11" draw:layer="layout" svg:width="6.25cm" svg:height="1.245cm" svg:x="26.5cm" svg:y="20.505cm">
          <draw:text-box>
            <text:p text:style-name="P10"><text:span text:style-name="T7">Quality control q</text:span><text:span text:style-name="T8">2</text:span><text:span text:style-name="T7">(x)</text:span><text:span text:style-name="T4">&lt;K</text:span><text:span text:style-name="T6">2</text:span></text:p>
          </draw:text-box>
        </draw:frame>
        <draw:line draw:style-name="gr15" draw:text-style-name="P7" draw:layer="layout" svg:x1="29.073cm" svg:y1="20.3cm" svg:x2="29.073cm" svg:y2="19.3cm">
          <text:p/>
        </draw:line>
        <draw:frame draw:style-name="gr29" draw:text-style-name="P9" draw:layer="layout" svg:width="1.023cm" svg:height="0.962cm" svg:x="28.95cm" svg:y="19.7cm">
          <draw:text-box>
            <text:p text:style-name="P8">l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08:47:34.423614370</meta:creation-date>
    <dc:date>2024-08-30T11:10:38.398025539</dc:date>
    <meta:editing-duration>PT1H50M22S</meta:editing-duration>
    <meta:editing-cycles>5</meta:editing-cycles>
    <meta:generator>LibreOffice/7.4.1.2$MacOSX_AARCH64 LibreOffice_project/3c58a8f3a960df8bc8fd77b461821e42c061c5f0</meta:generator>
    <meta:document-statistic meta:object-count="40"/>
  </office:meta>
</office:document-meta>
</file>